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6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8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9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528cm" fo:min-width="3.5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2cm"/>
    </style:style>
    <style:style style:name="gr21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2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2" draw:text-style-name="P3" draw:layer="layout" svg:width="4.318cm" svg:height="2.032cm" svg:x="6.188cm" svg:y="4.265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6.188cm" svg:y="7.315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6.188cm" svg:y="13.253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347cm" svg:y1="6.297cm" svg:x2="8.347cm" svg:y2="7.315cm">
            <text:p/>
          </draw:line>
          <draw:line draw:style-name="gr4" draw:text-style-name="P3" draw:layer="layout" svg:x1="8.347cm" svg:y1="13.253cm" svg:x2="8.347cm" svg:y2="12.239cm">
            <text:p/>
          </draw:line>
          <draw:custom-shape draw:style-name="gr5" draw:text-style-name="P3" draw:layer="layout" svg:width="3.048cm" svg:height="1.329cm" svg:x="6.823cm" svg:y="7.315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6.823cm" svg:y="10.871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4.318cm" svg:height="2.032cm" svg:x="14.732cm" svg:y="5.265cm">
            <text:p text:style-name="P3">1<text:span text:style-name="T2">st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4.318cm" svg:height="4.885cm" svg:x="14.732cm" svg:y="8.315cm">
            <text:p text:style-name="P3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318cm" svg:height="2.032cm" svg:x="14.732cm" svg:y="14.253cm">
            <text:p text:style-name="P3">2<text:span text:style-name="T2">nd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6.891cm" svg:y1="7.297cm" svg:x2="16.891cm" svg:y2="8.315cm">
            <text:p/>
          </draw:line>
          <draw:line draw:style-name="gr8" draw:text-style-name="P4" draw:layer="layout" svg:x1="16.891cm" svg:y1="14.253cm" svg:x2="16.891cm" svg:y2="13.239cm">
            <text:p/>
          </draw:line>
          <draw:custom-shape draw:style-name="gr9" draw:text-style-name="P4" draw:layer="layout" svg:width="3.048cm" svg:height="1.329cm" svg:x="15.367cm" svg:y="8.315cm">
            <text:p text:style-name="P3">PCIe EP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1.329cm" svg:x="15.367cm" svg:y="11.871cm">
            <text:p text:style-name="P3">PCIe EP</text:p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8.382cm" svg:y1="4.265cm" svg:x2="16.764cm" svg:y2="5.265cm">
          <text:p/>
        </draw:line>
        <draw:line draw:style-name="gr10" draw:text-style-name="P5" draw:layer="layout" svg:x1="8.336cm" svg:y1="6.297cm" svg:x2="16.891cm" svg:y2="7.297cm">
          <text:p/>
        </draw:line>
        <draw:line draw:style-name="gr10" draw:text-style-name="P5" draw:layer="layout" svg:x1="8.409cm" svg:y1="13.253cm" svg:x2="16.891cm" svg:y2="14.253cm">
          <text:p/>
        </draw:line>
        <draw:line draw:style-name="gr10" draw:text-style-name="P5" draw:layer="layout" svg:x1="8.328cm" svg:y1="15.285cm" svg:x2="16.51cm" svg:y2="16.285cm">
          <text:p/>
        </draw:line>
        <draw:frame draw:style-name="gr11" draw:text-style-name="P6" draw:layer="layout" svg:width="4.826cm" svg:height="1.216cm" svg:x="5.934cm" svg:y="16.056cm">
          <draw:text-box>
            <text:p><text:span text:style-name="T3">Real world HW</text:span></text:p>
          </draw:text-box>
        </draw:frame>
        <draw:frame draw:style-name="gr12" draw:text-style-name="P6" draw:layer="layout" svg:width="5.334cm" svg:height="1.673cm" svg:x="14.478cm" svg:y="17.01cm">
          <draw:text-box>
            <text:p><text:span text:style-name="T3">Emulated on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4">Exploring the Topology for FPGA-Bridgin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5.2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7.5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9.9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516cm" svg:y1="8.86cm" svg:x2="8.364cm" svg:y2="9.423cm">
              <text:p/>
            </draw:line>
            <draw:line draw:style-name="gr4" draw:text-style-name="P3" draw:layer="layout" svg:x1="10.479cm" svg:y1="10.827cm" svg:x2="9.6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15.8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13.1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11.4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899cm" svg:y1="8.575cm" svg:x2="14.097cm" svg:y2="9.202cm">
              <text:p/>
            </draw:line>
            <draw:line draw:style-name="gr4" draw:text-style-name="P3" draw:layer="layout" svg:x1="12.097cm" svg:y1="10.764cm" svg:x2="12.896cm" svg:y2="10.14cm">
              <text:p/>
            </draw:line>
          </draw:g>
          <draw:g>
            <draw:custom-shape draw:style-name="gr13" draw:text-style-name="P3" draw:layer="layout" svg:width="2.032cm" svg:height="2.032cm" svg:x="10.2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9.7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0.2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284cm" svg:y1="6.796cm" svg:x2="11.284cm" svg:y2="7.814cm">
              <text:p/>
            </draw:line>
            <draw:line draw:style-name="gr4" draw:text-style-name="P3" draw:layer="layout" svg:x1="11.284cm" svg:y1="10.352cm" svg:x2="11.284cm" svg:y2="9.338cm">
              <text:p/>
            </draw:line>
          </draw:g>
        </draw:g>
        <draw:g>
          <draw:custom-shape draw:style-name="gr13" draw:text-style-name="P3" draw:layer="layout" svg:width="2.032cm" svg:height="2.032cm" svg:x="2.01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.502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2.01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.026cm" svg:y1="6.796cm" svg:x2="3.026cm" svg:y2="7.814cm">
            <text:p/>
          </draw:line>
          <draw:line draw:style-name="gr4" draw:text-style-name="P3" draw:layer="layout" svg:x1="3.026cm" svg:y1="10.352cm" svg:x2="3.026cm" svg:y2="9.338cm">
            <text:p/>
          </draw:line>
        </draw:g>
        <draw:g>
          <draw:g>
            <draw:custom-shape draw:style-name="gr13" draw:text-style-name="P3" draw:layer="layout" svg:width="2.032cm" svg:height="2.032cm" draw:transform="rotate (-0.831823921500498) translate (22.35cm 4.46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831823921500498) translate (19.754cm 6.14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831823921500498) translate (18.22cm 8.228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533cm" svg:y1="6.584cm" svg:x2="20.781cm" svg:y2="7.27cm">
              <text:p/>
            </draw:line>
            <draw:line draw:style-name="gr4" draw:text-style-name="P3" draw:layer="layout" svg:x1="18.905cm" svg:y1="8.979cm" svg:x2="19.655cm" svg:y2="8.296cm">
              <text:p/>
            </draw:line>
          </draw:g>
          <draw:g>
            <draw:custom-shape draw:style-name="gr13" draw:text-style-name="P3" draw:layer="layout" svg:width="2.032cm" svg:height="2.032cm" draw:transform="rotate (0.844739357965255) translate (20.846cm 5.9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844739357965256) translate (22.79cm 8.388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844739357965255) translate (25.025cm 9.693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04cm" svg:y1="6.573cm" svg:x2="23.801cm" svg:y2="7.249cm">
              <text:p/>
            </draw:line>
            <draw:line draw:style-name="gr4" draw:text-style-name="P3" draw:layer="layout" svg:x1="25.699cm" svg:y1="8.933cm" svg:x2="24.941cm" svg:y2="8.26cm">
              <text:p/>
            </draw:line>
          </draw:g>
          <draw:g>
            <draw:custom-shape draw:style-name="gr13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20.782cm" svg:y="7.922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21.29cm" svg:y="10.46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  <draw:line draw:style-name="gr4" draw:text-style-name="P3" draw:layer="layout" svg:x1="22.306cm" svg:y1="10.46cm" svg:x2="22.306cm" svg:y2="9.446cm">
              <text:p/>
            </draw:line>
          </draw:g>
        </draw:g>
        <draw:frame draw:style-name="gr12" draw:text-style-name="P9" draw:layer="layout" svg:width="5.334cm" svg:height="1.673cm" svg:x="0.359cm" svg:y="13.2cm">
          <draw:text-box>
            <text:p text:style-name="P3">This work,</text:p>
            <text:p>virtio-fpga-bridge</text:p>
          </draw:text-box>
        </draw:frame>
        <draw:frame draw:style-name="gr15" draw:text-style-name="P9" draw:layer="layout" svg:width="5.697cm" svg:height="1.024cm" svg:x="8.735cm" svg:y="13.2cm">
          <draw:text-box>
            <text:p>Alibaba’s BM-Hive</text:p>
          </draw:text-box>
        </draw:frame>
        <draw:frame draw:style-name="gr16" draw:text-style-name="P9" draw:layer="layout" svg:width="4.318cm" svg:height="1.016cm" svg:x="20.147cm" svg:y="13.2cm">
          <draw:text-box>
            <text:p>What’s this?</text:p>
          </draw:text-box>
        </draw:frame>
        <draw:custom-shape draw:style-name="gr17" draw:text-style-name="P11" draw:layer="layout" svg:width="8.476cm" svg:height="3.222cm" svg:x="1.938cm" svg:y="14.812cm">
          <text:p text:style-name="P10"><text:span text:style-name="T5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5.494cm">
          <text:p text:style-name="P10"><text:span text:style-name="T6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custom-shape draw:style-name="gr19" draw:text-style-name="P13" draw:layer="layout" svg:width="4.064cm" svg:height="4.778cm" svg:x="20.32cm" svg:y="7.92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4">E</text:span><text:span text:style-name="T4">x</text:span><text:span text:style-name="T4">pl</text:span><text:span text:style-name="T4">o</text:span><text:span text:style-name="T4">ri</text:span><text:span text:style-name="T4">n</text:span><text:span text:style-name="T4">g </text:span><text:span text:style-name="T4">t</text:span><text:span text:style-name="T4">h</text:span><text:span text:style-name="T4">e </text:span><text:span text:style-name="T4">T</text:span><text:span text:style-name="T4">o</text:span><text:span text:style-name="T4">p</text:span><text:span text:style-name="T4">ol</text:span><text:span text:style-name="T4">o</text:span><text:span text:style-name="T4">g</text:span><text:span text:style-name="T4">y </text:span><text:span text:style-name="T4">f</text:span><text:span text:style-name="T4">o</text:span><text:span text:style-name="T4">r </text:span><text:span text:style-name="T4">F</text:span><text:span text:style-name="T4">P</text:span><text:span text:style-name="T4">G</text:span><text:span text:style-name="T4">A</text:span><text:span text:style-name="T4">-</text:span><text:span text:style-name="T4">B</text:span><text:span text:style-name="T4">ri</text:span><text:span text:style-name="T4">d</text:span><text:span text:style-name="T4">gi</text:span><text:span text:style-name="T4">n</text:span><text:span text:style-name="T4">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5.8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8.1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10.5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8.116cm" svg:y1="8.86cm" svg:x2="8.964cm" svg:y2="9.423cm">
              <text:p/>
            </draw:line>
            <draw:line draw:style-name="gr4" draw:text-style-name="P3" draw:layer="layout" svg:x1="11.079cm" svg:y1="10.827cm" svg:x2="10.2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16.4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13.7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12.0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5.499cm" svg:y1="8.575cm" svg:x2="14.697cm" svg:y2="9.202cm">
              <text:p/>
            </draw:line>
            <draw:line draw:style-name="gr4" draw:text-style-name="P3" draw:layer="layout" svg:x1="12.697cm" svg:y1="10.764cm" svg:x2="13.496cm" svg:y2="10.14cm">
              <text:p/>
            </draw:line>
          </draw:g>
          <draw:g>
            <draw:custom-shape draw:style-name="gr13" draw:text-style-name="P3" draw:layer="layout" svg:width="2.032cm" svg:height="2.032cm" svg:x="10.8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10.3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0.8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884cm" svg:y1="6.796cm" svg:x2="11.884cm" svg:y2="7.814cm">
              <text:p/>
            </draw:line>
            <draw:line draw:style-name="gr4" draw:text-style-name="P3" draw:layer="layout" svg:x1="11.884cm" svg:y1="10.352cm" svg:x2="11.884cm" svg:y2="9.338cm">
              <text:p/>
            </draw:line>
          </draw:g>
        </draw:g>
        <draw:g>
          <draw:custom-shape draw:style-name="gr13" draw:text-style-name="P3" draw:layer="layout" svg:width="2.032cm" svg:height="2.032cm" svg:x="2.01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.502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2.01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.026cm" svg:y1="6.796cm" svg:x2="3.026cm" svg:y2="7.814cm">
            <text:p/>
          </draw:line>
          <draw:line draw:style-name="gr4" draw:text-style-name="P3" draw:layer="layout" svg:x1="3.026cm" svg:y1="10.352cm" svg:x2="3.026cm" svg:y2="9.338cm">
            <text:p/>
          </draw:line>
        </draw:g>
        <draw:frame draw:style-name="gr12" draw:text-style-name="P9" draw:layer="layout" svg:width="5.334cm" svg:height="1.673cm" svg:x="0.359cm" svg:y="13.2cm">
          <draw:text-box>
            <text:p text:style-name="P3">This work,</text:p>
            <text:p>virtio-fpga-bridge</text:p>
          </draw:text-box>
        </draw:frame>
        <draw:frame draw:style-name="gr15" draw:text-style-name="P9" draw:layer="layout" svg:width="5.697cm" svg:height="1.024cm" svg:x="9.335cm" svg:y="13.2cm">
          <draw:text-box>
            <text:p>Alibaba’s BM-Hive</text:p>
          </draw:text-box>
        </draw:frame>
        <draw:frame draw:style-name="gr20" draw:text-style-name="P9" draw:layer="layout" svg:width="6.604cm" svg:height="0.962cm" svg:x="19.05cm" svg:y="13.2cm">
          <draw:text-box>
            <text:p>X-Dragon MOC card</text:p>
          </draw:text-box>
        </draw:frame>
        <draw:custom-shape draw:style-name="gr17" draw:text-style-name="P11" draw:layer="layout" svg:width="8.476cm" svg:height="3.222cm" svg:x="1.938cm" svg:y="14.812cm">
          <text:p text:style-name="P10"><text:span text:style-name="T5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5.494cm">
          <text:p text:style-name="P10"><text:span text:style-name="T6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g>
          <draw:custom-shape draw:style-name="gr14" draw:text-style-name="P3" draw:layer="layout" svg:width="3.048cm" svg:height="1.524cm" svg:x="20.782cm" svg:y="7.922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21.29cm" svg:y="10.46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</draw:g>
          <draw:line draw:style-name="gr4" draw:text-style-name="P3" draw:layer="layout" svg:x1="22.306cm" svg:y1="10.46cm" svg:x2="22.306cm" svg:y2="9.446cm">
            <text:p/>
          </draw:line>
          <draw:g>
            <draw:custom-shape draw:style-name="gr13" draw:text-style-name="P3" draw:layer="layout" svg:width="2.032cm" svg:height="2.032cm" draw:transform="rotate (0.815941425307349) translate (18.796cm 6.56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0.972cm" svg:y1="7.212cm" svg:x2="21.713cm" svg:y2="7.91cm">
              <text:p/>
            </draw:line>
          </draw:g>
          <draw:g>
            <draw:custom-shape draw:style-name="gr13" draw:text-style-name="P3" draw:layer="layout" svg:width="2.032cm" svg:height="2.032cm" draw:transform="rotate (-0.803898653468588) translate (24.451cm 5.049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693cm" svg:y1="7.191cm" svg:x2="22.96cm" svg:y2="7.897cm">
              <text:p/>
            </draw:line>
          </draw:g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oC FPGA Alternative</text:p>
          </draw:text-box>
        </draw:frame>
        <draw:g>
          <draw:custom-shape draw:style-name="gr21" draw:text-style-name="P3" draw:layer="layout" svg:width="4.318cm" svg:height="7.935cm" svg:x="19.648cm" svg:y="4.22cm">
            <text:p text:style-name="P3"/>
            <text:p text:style-name="P3"/>
            <text:p text:style-name="P3"/>
            <text:p text:style-name="P3"/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9.648cm" svg:y="4.22cm">
            <text:p text:style-name="P3">ARM/RISC-V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4.318cm" svg:height="2.032cm" svg:x="19.648cm" svg:y="13.208cm">
            <text:p text:style-name="P3">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07cm" svg:y1="6.252cm" svg:x2="21.807cm" svg:y2="7.27cm">
            <text:p/>
          </draw:line>
          <draw:line draw:style-name="gr4" draw:text-style-name="P3" draw:layer="layout" svg:x1="21.807cm" svg:y1="13.208cm" svg:x2="21.807cm" svg:y2="12.194cm">
            <text:p/>
          </draw:line>
          <draw:custom-shape draw:style-name="gr5" draw:text-style-name="P3" draw:layer="layout" svg:width="3.048cm" svg:height="1.329cm" svg:x="20.283cm" svg:y="7.27cm">
            <text:p text:style-name="P3">Virtio-MM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20.283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11.612cm" svg:y="4.22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11.612cm" svg:y="7.27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1.612cm" svg:y="13.208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3.771cm" svg:y1="6.252cm" svg:x2="13.771cm" svg:y2="7.27cm">
            <text:p/>
          </draw:line>
          <draw:line draw:style-name="gr4" draw:text-style-name="P3" draw:layer="layout" svg:x1="13.771cm" svg:y1="13.208cm" svg:x2="13.771cm" svg:y2="12.194cm">
            <text:p/>
          </draw:line>
          <draw:custom-shape draw:style-name="gr5" draw:text-style-name="P3" draw:layer="layout" svg:width="3.048cm" svg:height="1.329cm" svg:x="12.24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12.24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3.572cm" svg:y="4.22cm">
            <text:p text:style-name="P3">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4.318cm" svg:height="7.97cm" svg:x="3.572cm" svg:y="7.27cm">
            <text:p text:style-name="P3">FPGA</text:p>
            <text:p text:style-name="P3"/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3.572cm" svg:y="13.208cm">
            <text:p text:style-name="P3">ARM/RISC-V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5.731cm" svg:y1="6.252cm" svg:x2="5.731cm" svg:y2="7.27cm">
            <text:p/>
          </draw:line>
          <draw:line draw:style-name="gr4" draw:text-style-name="P3" draw:layer="layout" svg:x1="5.731cm" svg:y1="13.208cm" svg:x2="5.731cm" svg:y2="12.194cm">
            <text:p/>
          </draw:line>
          <draw:custom-shape draw:style-name="gr5" draw:text-style-name="P3" draw:layer="layout" svg:width="3.048cm" svg:height="1.329cm" svg:x="4.20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4.20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4" draw:layer="layout" svg:width="2.794cm" svg:height="1.27cm" svg:x="8.42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4" draw:layer="layout" svg:width="2.794cm" svg:height="1.27cm" svg:x="16.294cm" svg:y="9.6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5" draw:layer="layout" svg:width="10cm" svg:height="1.952cm" svg:x="8.796cm" svg:y="16.156cm">
          <text:p text:style-name="P10"><text:span text:style-name="T7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2H30M51S</meta:editing-duration>
    <meta:editing-cycles>22</meta:editing-cycles>
    <meta:generator>LibreOffice/6.0.7.3$Linux_X86_64 LibreOffice_project/00m0$Build-3</meta:generator>
    <dc:title>Blue Curve</dc:title>
    <dc:date>2020-09-05T15:01:40.788025107</dc:date>
    <meta:document-statistic meta:object-count="192"/>
  </office:meta>
</office:document-meta>
</file>